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222100432601</text:p>
          </table:table-cell>
          <table:table-cell office:value-type="string" calcext:value-type="string">
            <text:p>2025-01-02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4472" calcext:value-type="float">
            <text:p>102.07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2100432601</text:p>
          </table:table-cell>
          <table:table-cell office:value-type="string" calcext:value-type="string">
            <text:p>2024-01-04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9904" calcext:value-type="float">
            <text:p>101.33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2100432601</text:p>
          </table:table-cell>
          <table:table-cell office:value-type="string" calcext:value-type="string">
            <text:p>2023-01-05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6024" calcext:value-type="float">
            <text:p>100.77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2100432601</text:p>
          </table:table-cell>
          <table:table-cell office:value-type="string" calcext:value-type="string">
            <text:p>2022-01-07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5216" calcext:value-type="float">
            <text:p>99.64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2100432601</text:p>
          </table:table-cell>
          <table:table-cell office:value-type="string" calcext:value-type="string">
            <text:p>2021-01-07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1336" calcext:value-type="float">
            <text:p>99.0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2100432601</text:p>
          </table:table-cell>
          <table:table-cell office:value-type="string" calcext:value-type="string">
            <text:p>2020-01-02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6392" calcext:value-type="float">
            <text:p>98.38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2100432601</text:p>
          </table:table-cell>
          <table:table-cell office:value-type="string" calcext:value-type="string">
            <text:p>2018-12-31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6312" calcext:value-type="float">
            <text:p>97.74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2100432601</text:p>
          </table:table-cell>
          <table:table-cell office:value-type="string" calcext:value-type="string">
            <text:p>2018-01-04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2616" calcext:value-type="float">
            <text:p>97.8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2100432601</text:p>
          </table:table-cell>
          <table:table-cell office:value-type="string" calcext:value-type="string">
            <text:p>2017-01-03 18:07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8736" calcext:value-type="float">
            <text:p>97.32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2100432601</text:p>
          </table:table-cell>
          <table:table-cell office:value-type="string" calcext:value-type="string">
            <text:p>2016-01-04 22:33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5064" calcext:value-type="float">
            <text:p>96.90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2100432601</text:p>
          </table:table-cell>
          <table:table-cell office:value-type="string" calcext:value-type="string">
            <text:p>2015-01-05 16:55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1184" calcext:value-type="float">
            <text:p>96.34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2100432601</text:p>
          </table:table-cell>
          <table:table-cell office:value-type="string" calcext:value-type="string">
            <text:p>2014-01-07 20:02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5056" calcext:value-type="float">
            <text:p>94.55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2100432601</text:p>
          </table:table-cell>
          <table:table-cell office:value-type="string" calcext:value-type="string">
            <text:p>2013-01-07 18:07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0384" calcext:value-type="float">
            <text:p>93.7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2100432601</text:p>
          </table:table-cell>
          <table:table-cell office:value-type="string" calcext:value-type="string">
            <text:p>2012-01-03 18:14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7384" calcext:value-type="float">
            <text:p>92.6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2100432601</text:p>
          </table:table-cell>
          <table:table-cell office:value-type="string" calcext:value-type="string">
            <text:p>2011-01-04 17:35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8896" calcext:value-type="float">
            <text:p>90.9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2100432601</text:p>
          </table:table-cell>
          <table:table-cell office:value-type="string" calcext:value-type="string">
            <text:p>2010-01-05 17:52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5648" calcext:value-type="float">
            <text:p>89.3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2100432601</text:p>
          </table:table-cell>
          <table:table-cell office:value-type="string" calcext:value-type="string">
            <text:p>2009-01-07 16:19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8992" calcext:value-type="float">
            <text:p>88.7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2100432601</text:p>
          </table:table-cell>
          <table:table-cell office:value-type="string" calcext:value-type="string">
            <text:p>2008-01-24 14:27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0104" calcext:value-type="float">
            <text:p>87.7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2100432601</text:p>
          </table:table-cell>
          <table:table-cell office:value-type="string" calcext:value-type="string">
            <text:p>200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08" calcext:value-type="float">
            <text:p>86.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2100432601</text:p>
          </table:table-cell>
          <table:table-cell office:value-type="string" calcext:value-type="string">
            <text:p>2006-01-06 18:50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54" calcext:value-type="float">
            <text:p>85.1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2100432601</text:p>
          </table:table-cell>
          <table:table-cell office:value-type="string" calcext:value-type="string">
            <text:p>2005-01-12 15:51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2100432601</text:p>
          </table:table-cell>
          <table:table-cell office:value-type="string" calcext:value-type="string">
            <text:p>2004-01-04 22:20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4992" calcext:value-type="float">
            <text:p>83.3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2100432601</text:p>
          </table:table-cell>
          <table:table-cell office:value-type="string" calcext:value-type="string">
            <text:p>2003-01-09 17:25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2100432601</text:p>
          </table:table-cell>
          <table:table-cell office:value-type="string" calcext:value-type="string">
            <text:p>2002-01-06 17:15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396" calcext:value-type="float">
            <text:p>81.2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2100432601</text:p>
          </table:table-cell>
          <table:table-cell office:value-type="string" calcext:value-type="string">
            <text:p>200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9584" calcext:value-type="float">
            <text:p>79.7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